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b7b796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494936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c9c9b6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7a7a5a" fo:padding-top="-0.05cm" fo:padding-bottom="-0.05cm" fo:padding-left="-0.05cm" fo:padding-right="-0.05cm"/>
    </style:style>
    <style:style style:name="gr5" style:family="graphic" style:parent-style-name="standard">
      <style:graphic-properties draw:stroke="none" svg:stroke-width="0cm" draw:fill-color="#b7b796"/>
    </style:style>
  </office:automatic-styles>
  <office:body>
    <office:drawing>
      <draw:page draw:name="page1" draw:style-name="dp1" draw:master-page-name="Default">
        <draw:g>
          <draw:glue-point draw:id="4" svg:x="-2.828cm" svg:y="-4.972cm"/>
          <draw:glue-point draw:id="5" svg:x="0.787cm" svg:y="-4.972cm"/>
          <draw:glue-point draw:id="6" svg:x="4.402cm" svg:y="-4.972cm"/>
          <draw:glue-point draw:id="7" svg:x="-4.987cm" svg:y="5.027cm"/>
          <draw:glue-point draw:id="8" svg:x="-0.569cm" svg:y="5.027cm"/>
          <draw:glue-point draw:id="9" svg:x="3.849cm" svg:y="5.027cm"/>
          <draw:glue-point draw:id="10" svg:x="5.004cm" svg:y="3.646cm"/>
          <draw:glue-point draw:id="11" svg:x="0.808cm" svg:y="0.545cm"/>
          <draw:polygon draw:style-name="gr1" draw:layer="layout" svg:width="0.827cm" svg:height="1.764cm" svg:x="0.079cm" svg:y="0.157cm" svg:viewBox="0 0 828 1765" draw:points="0,1765 828,1765 828,0 0,0">
            <text:p/>
          </draw:polygon>
          <draw:polyline draw:style-name="gr2" draw:layer="layout" svg:width="0.827cm" svg:height="1.764cm" svg:x="0.079cm" svg:y="0.157cm" svg:viewBox="0 0 828 1765" draw:points="0,1765 828,1765 828,0 0,0 0,1765">
            <text:p/>
          </draw:polyline>
          <draw:polygon draw:style-name="gr3" draw:layer="layout" svg:width="0.956cm" svg:height="0.157cm" svg:x="0.079cm" svg:y="0cm" svg:viewBox="0 0 957 158" draw:points="0,158 158,0 957,0 828,158">
            <text:p/>
          </draw:polygon>
          <draw:polyline draw:style-name="gr2" draw:layer="layout" svg:width="0.956cm" svg:height="0.157cm" svg:x="0.079cm" svg:y="0cm" svg:viewBox="0 0 957 158" draw:points="0,158 158,0 957,0 828,158 0,158">
            <text:p/>
          </draw:polyline>
          <draw:polygon draw:style-name="gr4" draw:layer="layout" svg:width="0.128cm" svg:height="1.921cm" svg:x="0.907cm" svg:y="0cm" svg:viewBox="0 0 129 1922" draw:points="0,1922 129,1677 129,0 0,156 0,1921">
            <text:p/>
          </draw:polygon>
          <draw:polyline draw:style-name="gr2" draw:layer="layout" svg:width="0.128cm" svg:height="1.921cm" svg:x="0.907cm" svg:y="0cm" svg:viewBox="0 0 129 1922" draw:points="0,1922 129,1677 129,0 0,156 0,1921">
            <text:p/>
          </draw:polyline>
          <draw:polygon draw:style-name="gr1" draw:layer="layout" svg:width="0.972cm" svg:height="0.079cm" svg:x="0cm" svg:y="1.921cm" svg:viewBox="0 0 973 80" draw:points="973,80 907,0 79,0 0,80">
            <text:p/>
          </draw:polygon>
          <draw:polyline draw:style-name="gr2" draw:layer="layout" svg:width="0.972cm" svg:height="0.079cm" svg:x="0cm" svg:y="1.921cm" svg:viewBox="0 0 973 80" draw:points="973,80 907,0 79,0 0,80 972,80">
            <text:p/>
          </draw:polyline>
          <draw:polygon draw:style-name="gr1" draw:layer="layout" svg:width="0.194cm" svg:height="0.323cm" svg:x="0.907cm" svg:y="1.677cm" svg:viewBox="0 0 195 324" draw:points="66,324 195,49 129,0 0,245">
            <text:p/>
          </draw:polygon>
          <draw:polyline draw:style-name="gr2" draw:layer="layout" svg:width="0.194cm" svg:height="0.323cm" svg:x="0.907cm" svg:y="1.677cm" svg:viewBox="0 0 195 324" draw:points="66,324 195,49 129,0 0,245 66,324">
            <text:p/>
          </draw:polyline>
          <draw:polygon draw:style-name="gr5" draw:layer="layout" svg:width="0.827cm" svg:height="0cm" svg:x="0.079cm" svg:y="1.921cm" svg:viewBox="0 0 828 0" draw:points="828,0 0,0">
            <text:p/>
          </draw:polygon>
          <draw:line draw:style-name="gr2" draw:layer="layout" svg:x1="0.907cm" svg:y1="1.921cm" svg:x2="0.079cm" svg:y2="1.921cm">
            <text:p/>
          </draw:line>
          <draw:polygon draw:style-name="gr5" draw:layer="layout" svg:width="0.128cm" svg:height="0.245cm" svg:x="0.907cm" svg:y="1.677cm" svg:viewBox="0 0 129 246" draw:points="129,0 0,246">
            <text:p/>
          </draw:polygon>
          <draw:line draw:style-name="gr2" draw:layer="layout" svg:x1="1.036cm" svg:y1="1.677cm" svg:x2="0.907cm" svg:y2="1.923cm">
            <text:p/>
          </draw:line>
          <draw:polygon draw:style-name="gr5" draw:layer="layout" svg:width="0.824cm" svg:height="0cm" svg:x="0.08cm" svg:y="0.238cm" svg:viewBox="0 0 825 0" draw:points="0,0 825,0">
            <text:p/>
          </draw:polygon>
          <draw:line draw:style-name="gr2" draw:layer="layout" svg:x1="0.08cm" svg:y1="0.238cm" svg:x2="0.905cm" svg:y2="0.238cm">
            <text:p/>
          </draw:line>
          <draw:polygon draw:style-name="gr5" draw:layer="layout" svg:width="0.824cm" svg:height="0cm" svg:x="0.079cm" svg:y="0.248cm" svg:viewBox="0 0 825 0" draw:points="0,0 825,0">
            <text:p/>
          </draw:polygon>
          <draw:line draw:style-name="gr2" draw:layer="layout" svg:x1="0.079cm" svg:y1="0.248cm" svg:x2="0.904cm" svg:y2="0.248cm">
            <text:p/>
          </draw:line>
          <draw:polygon draw:style-name="gr5" draw:layer="layout" svg:width="0.6cm" svg:height="0.055cm" svg:x="0.135cm" svg:y="0.46cm" svg:viewBox="0 0 601 56" draw:points="601,0 0,0 0,56 111,56">
            <text:p/>
          </draw:polygon>
          <draw:polyline draw:style-name="gr2" draw:layer="layout" svg:width="0.6cm" svg:height="0.055cm" svg:x="0.135cm" svg:y="0.46cm" svg:viewBox="0 0 601 56" draw:points="601,0 0,0 0,56 111,56">
            <text:p/>
          </draw:polyline>
          <draw:polygon draw:style-name="gr5" draw:layer="layout" svg:width="0.6cm" svg:height="0.055cm" svg:x="0.135cm" svg:y="0.562cm" svg:viewBox="0 0 601 56" draw:points="601,0 0,0 0,56 111,56">
            <text:p/>
          </draw:polygon>
          <draw:polyline draw:style-name="gr2" draw:layer="layout" svg:width="0.6cm" svg:height="0.055cm" svg:x="0.135cm" svg:y="0.562cm" svg:viewBox="0 0 601 56" draw:points="601,0 0,0 0,56 111,56">
            <text:p/>
          </draw:polyline>
          <draw:polygon draw:style-name="gr5" draw:layer="layout" svg:width="0.6cm" svg:height="0.055cm" svg:x="0.135cm" svg:y="0.665cm" svg:viewBox="0 0 601 56" draw:points="601,0 0,0 0,56 111,56">
            <text:p/>
          </draw:polygon>
          <draw:polyline draw:style-name="gr2" draw:layer="layout" svg:width="0.6cm" svg:height="0.055cm" svg:x="0.135cm" svg:y="0.665cm" svg:viewBox="0 0 601 56" draw:points="601,0 0,0 0,56 111,56">
            <text:p/>
          </draw:polyline>
          <draw:polygon draw:style-name="gr5" draw:layer="layout" svg:width="0.6cm" svg:height="0.055cm" svg:x="0.135cm" svg:y="0.767cm" svg:viewBox="0 0 601 56" draw:points="601,0 0,0 0,56 111,56">
            <text:p/>
          </draw:polygon>
          <draw:polyline draw:style-name="gr2" draw:layer="layout" svg:width="0.6cm" svg:height="0.055cm" svg:x="0.135cm" svg:y="0.767cm" svg:viewBox="0 0 601 56" draw:points="601,0 0,0 0,56 111,56">
            <text:p/>
          </draw:polyline>
          <draw:polygon draw:style-name="gr5" draw:layer="layout" svg:width="0.6cm" svg:height="0.055cm" svg:x="0.135cm" svg:y="0.869cm" svg:viewBox="0 0 601 56" draw:points="601,0 0,0 0,56 111,56">
            <text:p/>
          </draw:polygon>
          <draw:polyline draw:style-name="gr2" draw:layer="layout" svg:width="0.6cm" svg:height="0.055cm" svg:x="0.135cm" svg:y="0.869cm" svg:viewBox="0 0 601 56" draw:points="601,0 0,0 0,56 111,56">
            <text:p/>
          </draw:polyline>
          <draw:polygon draw:style-name="gr5" draw:layer="layout" svg:width="0.6cm" svg:height="0.055cm" svg:x="0.135cm" svg:y="0.972cm" svg:viewBox="0 0 601 56" draw:points="601,0 0,0 0,56 111,56">
            <text:p/>
          </draw:polygon>
          <draw:polyline draw:style-name="gr2" draw:layer="layout" svg:width="0.6cm" svg:height="0.055cm" svg:x="0.135cm" svg:y="0.972cm" svg:viewBox="0 0 601 56" draw:points="601,0 0,0 0,56 111,56">
            <text:p/>
          </draw:polyline>
          <draw:polygon draw:style-name="gr5" draw:layer="layout" svg:width="0.6cm" svg:height="0.055cm" svg:x="0.135cm" svg:y="1.074cm" svg:viewBox="0 0 601 56" draw:points="601,0 0,0 0,56 111,56">
            <text:p/>
          </draw:polygon>
          <draw:polyline draw:style-name="gr2" draw:layer="layout" svg:width="0.6cm" svg:height="0.055cm" svg:x="0.135cm" svg:y="1.074cm" svg:viewBox="0 0 601 56" draw:points="601,0 0,0 0,56 111,56">
            <text:p/>
          </draw:polyline>
          <draw:polygon draw:style-name="gr5" draw:layer="layout" svg:width="0.6cm" svg:height="0.055cm" svg:x="0.135cm" svg:y="1.177cm" svg:viewBox="0 0 601 56" draw:points="601,0 0,0 0,56 111,56">
            <text:p/>
          </draw:polygon>
          <draw:polyline draw:style-name="gr2" draw:layer="layout" svg:width="0.6cm" svg:height="0.055cm" svg:x="0.135cm" svg:y="1.177cm" svg:viewBox="0 0 601 56" draw:points="601,0 0,0 0,56 111,56">
            <text:p/>
          </draw:polyline>
          <draw:polygon draw:style-name="gr5" draw:layer="layout" svg:width="0.6cm" svg:height="0.055cm" svg:x="0.135cm" svg:y="1.279cm" svg:viewBox="0 0 601 56" draw:points="601,0 0,0 0,56 111,56">
            <text:p/>
          </draw:polygon>
          <draw:polyline draw:style-name="gr2" draw:layer="layout" svg:width="0.6cm" svg:height="0.055cm" svg:x="0.135cm" svg:y="1.279cm" svg:viewBox="0 0 601 56" draw:points="601,0 0,0 0,56 111,56">
            <text:p/>
          </draw:polyline>
          <draw:polygon draw:style-name="gr5" draw:layer="layout" svg:width="0.6cm" svg:height="0.055cm" svg:x="0.135cm" svg:y="1.382cm" svg:viewBox="0 0 601 56" draw:points="601,0 0,0 0,56 111,56">
            <text:p/>
          </draw:polygon>
          <draw:polyline draw:style-name="gr2" draw:layer="layout" svg:width="0.6cm" svg:height="0.055cm" svg:x="0.135cm" svg:y="1.382cm" svg:viewBox="0 0 601 56" draw:points="601,0 0,0 0,56 111,56">
            <text:p/>
          </draw:polyline>
          <draw:polygon draw:style-name="gr5" draw:layer="layout" svg:width="0.6cm" svg:height="0.055cm" svg:x="0.135cm" svg:y="1.484cm" svg:viewBox="0 0 601 56" draw:points="601,0 0,0 0,56 111,56">
            <text:p/>
          </draw:polygon>
          <draw:polyline draw:style-name="gr2" draw:layer="layout" svg:width="0.6cm" svg:height="0.055cm" svg:x="0.135cm" svg:y="1.484cm" svg:viewBox="0 0 601 56" draw:points="601,0 0,0 0,56 111,56">
            <text:p/>
          </draw:polyline>
          <draw:polygon draw:style-name="gr5" draw:layer="layout" svg:width="0.6cm" svg:height="0.055cm" svg:x="0.135cm" svg:y="1.586cm" svg:viewBox="0 0 601 56" draw:points="601,0 0,0 0,56 111,56">
            <text:p/>
          </draw:polygon>
          <draw:polyline draw:style-name="gr2" draw:layer="layout" svg:width="0.6cm" svg:height="0.055cm" svg:x="0.135cm" svg:y="1.586cm" svg:viewBox="0 0 601 56" draw:points="601,0 0,0 0,56 111,56">
            <text:p/>
          </draw:polyline>
          <draw:polygon draw:style-name="gr5" draw:layer="layout" svg:width="0.6cm" svg:height="0.055cm" svg:x="0.135cm" svg:y="1.689cm" svg:viewBox="0 0 601 56" draw:points="601,0 0,0 0,56 111,56">
            <text:p/>
          </draw:polygon>
          <draw:polyline draw:style-name="gr2" draw:layer="layout" svg:width="0.6cm" svg:height="0.055cm" svg:x="0.135cm" svg:y="1.689cm" svg:viewBox="0 0 601 56" draw:points="601,0 0,0 0,56 111,56">
            <text:p/>
          </draw:polyline>
          <draw:polygon draw:style-name="gr5" draw:layer="layout" svg:width="0.6cm" svg:height="0.055cm" svg:x="0.135cm" svg:y="1.791cm" svg:viewBox="0 0 601 56" draw:points="601,0 0,0 0,56 111,56">
            <text:p/>
          </draw:polygon>
          <draw:polyline draw:style-name="gr2" draw:layer="layout" svg:width="0.6cm" svg:height="0.055cm" svg:x="0.135cm" svg:y="1.791cm" svg:viewBox="0 0 601 56" draw:points="601,0 0,0 0,56 111,5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BM Tower</dc:title>
    <meta:creation-date>2011-02-07T16:42:46</meta:creation-date>
    <meta:editing-duration>P0D</meta:editing-duration>
    <meta:editing-cycles>1</meta:editing-cycles>
    <meta:document-statistic meta:object-count="47"/>
    <meta:generator>OpenOffice.org/3.3$Linux OpenOffice.org_project/330m20$Build-9567</meta:generator>
  </office:meta>
</office:document-meta>
</file>